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17293" officeooo:paragraph-rsid="00317293"/>
    </style:style>
    <style:style style:name="P2" style:family="paragraph" style:parent-style-name="Text_20_body">
      <style:text-properties officeooo:paragraph-rsid="00317293"/>
    </style:style>
    <style:style style:name="P3" style:family="paragraph" style:parent-style-name="Text_20_body">
      <style:text-properties officeooo:rsid="00337362" officeooo:paragraph-rsid="00337362"/>
    </style:style>
    <style:style style:name="P4" style:family="paragraph" style:parent-style-name="Text_20_body">
      <style:text-properties officeooo:rsid="0033764f" officeooo:paragraph-rsid="0033764f"/>
    </style:style>
    <style:style style:name="P5" style:family="paragraph" style:parent-style-name="Text_20_body">
      <style:text-properties officeooo:paragraph-rsid="0033764f"/>
    </style:style>
    <style:style style:name="P6" style:family="paragraph" style:parent-style-name="Text_20_body">
      <style:text-properties officeooo:rsid="00364656" officeooo:paragraph-rsid="00364656"/>
    </style:style>
    <style:style style:name="P7" style:family="paragraph" style:parent-style-name="Text_20_body">
      <style:text-properties officeooo:rsid="003863e9" officeooo:paragraph-rsid="003863e9"/>
    </style:style>
    <style:style style:name="P8" style:family="paragraph" style:parent-style-name="Text_20_body">
      <style:text-properties officeooo:paragraph-rsid="003cf66e"/>
    </style:style>
    <style:style style:name="P9" style:family="paragraph" style:parent-style-name="Text_20_body">
      <style:text-properties officeooo:rsid="00432394" officeooo:paragraph-rsid="0043239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3b6396" officeooo:paragraph-rsid="003b6396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461fde" officeooo:paragraph-rsid="00461fde"/>
    </style:style>
    <style:style style:name="P12" style:family="paragraph" style:parent-style-name="Text_20_body" style:list-style-name="L1">
      <style:text-properties officeooo:rsid="003863e9" officeooo:paragraph-rsid="003863e9"/>
    </style:style>
    <style:style style:name="P13" style:family="paragraph" style:parent-style-name="Text_20_body">
      <style:text-properties officeooo:rsid="0047afd5" officeooo:paragraph-rsid="0047afd5"/>
    </style:style>
    <style:style style:name="P14" style:family="paragraph" style:parent-style-name="Heading_20_2">
      <style:text-properties officeooo:rsid="000a99e4" officeooo:paragraph-rsid="000a99e4"/>
    </style:style>
    <style:style style:name="P15" style:family="paragraph" style:parent-style-name="Heading_20_4">
      <style:text-properties officeooo:rsid="00461fde" officeooo:paragraph-rsid="00461f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928b" style:font-style-asian="italic" style:font-style-complex="italic"/>
    </style:style>
    <style:style style:name="T3" style:family="text">
      <style:text-properties fo:font-style="italic" officeooo:rsid="003d34b2" style:font-style-asian="italic" style:font-style-complex="italic"/>
    </style:style>
    <style:style style:name="T4" style:family="text">
      <style:text-properties fo:font-style="italic" officeooo:rsid="003eb862" style:font-style-asian="italic" style:font-style-complex="italic"/>
    </style:style>
    <style:style style:name="T5" style:family="text">
      <style:text-properties fo:font-style="italic" officeooo:rsid="00428ae8" style:font-style-asian="italic" style:font-style-complex="italic"/>
    </style:style>
    <style:style style:name="T6" style:family="text">
      <style:text-properties fo:font-style="italic" officeooo:rsid="0044f034" style:font-style-asian="italic" style:font-style-complex="italic"/>
    </style:style>
    <style:style style:name="T7" style:family="text">
      <style:text-properties fo:font-style="italic" officeooo:rsid="00463f22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6666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88" style:font-name="Monac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Monaco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660066" style:font-name="Monaco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officeooo:rsid="00317293"/>
    </style:style>
    <style:style style:name="T15" style:family="text">
      <style:text-properties officeooo:rsid="0031928b"/>
    </style:style>
    <style:style style:name="T16" style:family="text">
      <style:text-properties officeooo:rsid="0033764f"/>
    </style:style>
    <style:style style:name="T17" style:family="text">
      <style:text-properties officeooo:rsid="003654e1"/>
    </style:style>
    <style:style style:name="T18" style:family="text">
      <style:text-properties officeooo:rsid="0039d8a8"/>
    </style:style>
    <style:style style:name="T19" style:family="text">
      <style:text-properties officeooo:rsid="003d34b2"/>
    </style:style>
    <style:style style:name="T20" style:family="text">
      <style:text-properties officeooo:rsid="004139bf"/>
    </style:style>
    <style:style style:name="T21" style:family="text">
      <style:text-properties officeooo:rsid="00432394"/>
    </style:style>
    <style:style style:name="T22" style:family="text">
      <style:text-properties officeooo:rsid="00461fde"/>
    </style:style>
    <style:style style:name="T23" style:family="text">
      <style:text-properties fo:font-style="normal" officeooo:rsid="00463f2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4">1</text:span> : <text:span text:style-name="T14">Prise en main</text:span></text:h>
      <text:p text:style-name="Standard"/>
      <text:h text:style-name="P14" text:outline-level="2"/>
      <text:h text:style-name="Heading_20_4" text:outline-level="4">Auto configuration et Configuration de Debug</text:h>
      <text:p text:style-name="P1">Créer un nouveau projet SpringBoot avec un simple classe Main et sans ajout de modules</text:p>
      <text:p text:style-name="P1"/>
      <text:p text:style-name="P2"><text:span text:style-name="T14">Dans la classe Main, utiliser la valeur de retour de </text:span><text:bookmark text:name="code-block-3"/><text:span text:style-name="Source_20_Text"><text:span text:style-name="T12">SpringApplication</text:span></text:span><text:span text:style-name="Source_20_Text"><text:span text:style-name="T9">.</text:span></text:span><text:span text:style-name="Source_20_Text"><text:span text:style-name="T11">run</text:span></text:span><text:span text:style-name="Source_20_Text"><text:span text:style-name="T9">(</text:span></text:span><text:span text:style-name="Source_20_Text"><text:span text:style-name="T12">Application</text:span></text:span><text:span text:style-name="Source_20_Text"><text:span text:style-name="T9">.</text:span></text:span><text:span text:style-name="Source_20_Text"><text:span text:style-name="T10">class</text:span></text:span><text:span text:style-name="Source_20_Text"><text:span text:style-name="T9">,</text:span></text:span><text:span text:style-name="Source_20_Text"><text:span text:style-name="T11"> args</text:span></text:span><text:span text:style-name="Source_20_Text"><text:span text:style-name="T9">); </text:span></text:span><text:span text:style-name="T14">pour afficher les beans Spring configurés.</text:span></text:p>
      <text:p text:style-name="P1">Démarrer l'application <text:span text:style-name="T15">en ligne de commande après avoir fait un build <text:s/>(</text:span><text:span text:style-name="T2">mvn package </text:span><text:span text:style-name="T23">ou</text:span><text:span text:style-name="T7"> gradlew bootJar</text:span><text:span text:style-name="T15">)</text:span></text:p>
      <text:p text:style-name="P1"/>
      <text:p text:style-name="P3">Ajouter le module starter-web e<text:span text:style-name="T16">t</text:span> réexécuter le programme</text:p>
      <text:p text:style-name="P3"/>
      <text:p text:style-name="P5"><text:span text:style-name="T16">Ajouter les classes du TP précédent, la dépendance sur </text:span><text:span text:style-name="T13">spring-boot-configuration-processor</text:span></text:p>
      <text:p text:style-name="P4">et l'<text:span text:style-name="T20">a</text:span>ctivation de <text:span text:style-name="T8">devtools</text:span></text:p>
      <text:p text:style-name="P4">Tester le redémarrage automatique lors du changement du code Java </text:p>
      <text:p text:style-name="P1"/>
      <text:h text:style-name="Heading_20_4" text:outline-level="4">Configuration Externe</text:h>
      <text:p text:style-name="P6"><text:span text:style-name="T18">Renommer</text:span> le fichier <text:span text:style-name="T1">application.properties</text:span> <text:span text:style-name="T17">en</text:span> <text:span text:style-name="T1">application.yml</text:span></text:p>
      <text:p text:style-name="P6"/>
      <text:p text:style-name="P7">Définir les propriétés suivantes : </text:p>
      <text:p text:style-name="P7">Valeur aléatoire dans le fichier yml affectée à une variable du contrôleur</text:p>
      <text:p text:style-name="P7">Dans <text:span text:style-name="T1">Hello</text:span><text:span text:style-name="T5">P</text:span><text:span text:style-name="T1">roperties</text:span> (Ajouter des validations):</text:p>
      <text:list xml:id="list369546193592471865" text:style-name="L1">
        <text:list-item>
          <text:p text:style-name="P12"><text:span text:style-name="T1">hello.greeting</text:span> : Non vide</text:p>
        </text:list-item>
        <text:list-item>
          <text:p text:style-name="P12"><text:span text:style-name="T1">hello.</text:span><text:span text:style-name="T6">styleC</text:span><text:span text:style-name="T1">ase</text:span> : Upper, Lower ou Camel</text:p>
        </text:list-item>
        <text:list-item>
          <text:p text:style-name="P12"><text:span text:style-name="T1">hello.position</text:span> : 0 ou 1 </text:p>
        </text:list-item>
      </text:list>
      <text:p text:style-name="P7"/>
      <text:h text:style-name="P15" text:outline-level="4">Profil </text:h>
      <text:p text:style-name="P10">Définir un port différent pour <text:span text:style-name="T22">le profil</text:span> <text:span text:style-name="T1">prod</text:span></text:p>
      <text:p text:style-name="P11">Activer le profil</text:p>
      <text:p text:style-name="P11"/>
      <text:h text:style-name="Heading_20_4" text:outline-level="4"><text:span text:style-name="T21">DEBUG et </text:span>Utilisation des traces</text:h>
      <text:p text:style-name="P9">Activer l’option -debug au démarrage</text:p>
      <text:p text:style-name="P13">Modifier la configuration afin de générer un fichier de trace</text:p>
      <text:p text:style-name="P8"><text:span text:style-name="T19">Modifier le niveau de trace du logger </text:span><text:span text:style-name="T3">org.springframework.</text:span><text:span text:style-name="T4">boot</text:span><text:span text:style-name="T19"> à DEBUG sans l’option -debu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3-26T05:15:37.396511083</dc:date>
    <meta:editing-duration>PT3H22M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85" meta:character-count="1251" meta:non-whitespace-character-count="1088"/>
  </office:meta>
</office:document-meta>
</file>